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81704" officeooo:paragraph-rsid="000817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d (sub)section: </text:p>
      <text:p text:style-name="P1">Statisitcal and Systematic Uncertainties:</text:p>
      <text:p text:style-name="P1">explain shortly how you compute it</text:p>
      <text:p text:style-name="P1">→ show the stat &amp; syst. Uncertainties for charge changing cross section</text:p>
      <text:p text:style-name="P1">→ syst. And stat. Uncertainies for neutron removal</text:p>
      <text:p text:style-name="P1">→ total interaction cross section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1-13T17:09:06.717429981</meta:creation-date>
    <dc:date>2025-01-13T17:16:37.537515713</dc:date>
    <meta:editing-duration>PT7M31S</meta:editing-duration>
    <meta:editing-cycles>1</meta:editing-cycles>
    <meta:document-statistic meta:table-count="0" meta:image-count="0" meta:object-count="0" meta:page-count="1" meta:paragraph-count="6" meta:word-count="37" meta:character-count="248" meta:non-whitespace-character-count="215"/>
    <meta:generator>LibreOffice/6.0.7.3$Linux_X86_64 LibreOffice_project/00m0$Build-3</meta:generator>
  </office:meta>
</office:document-meta>
</file>